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start time 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partment_it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table:style-name="ce3"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/>
          <table:table-cell/>
          <table:table-cell table:style-name="ce3"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/>
          <table:table-cell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string" calcext:value-type="string">
            <text:p>Wednesday</text:p>
          </table:table-cell>
          <table:table-cell office:value-type="string" calcext:value-type="string">
            <text:p>CL</text:p>
          </table:table-cell>
        </table:table-row>
        <table:table-row table:style-name="ro1" table:number-rows-repeated="2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table:style-name="ce2" office:value-type="time" office:time-value="PT05H55M00S" calcext:value-type="time">
            <text:p>05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RT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RT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table:style-name="ce2" office:value-type="time" office:time-value="PT12H55M00S" calcext:value-type="time">
            <text:p>1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table:style-name="ce2" office:value-type="time" office:time-value="PT08H55M00S" calcext:value-type="time">
            <text:p>08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table:style-name="ce2" office:value-type="time" office:time-value="PT02H55M00S" calcext:value-type="time">
            <text:p>02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table:style-name="ce2" office:value-type="time" office:time-value="PT03H55M00S" calcext:value-type="time">
            <text:p>03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table:style-name="ce2" office:value-type="time" office:time-value="PT04H55M00S" calcext:value-type="time">
            <text:p>04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9H55M00S" calcext:value-type="time">
            <text:p>09:55:0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1H00M00S" calcext:value-type="time">
            <text:p>11:00:00</text:p>
          </table:table-cell>
          <table:table-cell table:style-name="ce2" office:value-type="time" office:time-value="PT11H55M00S" calcext:value-type="time">
            <text:p>11:55: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EEE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H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BSBE</text:p>
          </table:table-cell>
        </table:table-row>
        <table:table-row table:style-name="ro1">
          <table:table-cell office:value-type="string" calcext:value-type="string">
            <text:p>PH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06" calcext:value-type="float">
            <text:p>4206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4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8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7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004" calcext:value-type="float">
            <text:p>4004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5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12" calcext:value-type="float">
            <text:p>4212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H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003" calcext:value-type="float">
            <text:p>4003</text:p>
          </table:table-cell>
          <table:table-cell table:style-name="Default"/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PH</text:p>
          </table:table-cell>
        </table:table-row>
      </table:table>
      <table:named-expressions/>
      <table:database-ranges>
        <table:database-range table:name="__Anonymous_Sheet_DB__0" table:target-range-address="Sheet1.A3:Sheet1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8:03:12.681371320</dc:date>
    <meta:editing-duration>PT2H3M48S</meta:editing-duration>
    <meta:editing-cycles>54</meta:editing-cycles>
    <meta:document-statistic meta:table-count="1" meta:cell-count="2282" meta:object-count="0"/>
  </office:meta>
</office:document-meta>
</file>